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1f497d" style:font-name="Calibri" fo:font-size="11pt" fo:letter-spacing="normal" fo:font-style="normal" fo:font-weight="normal" officeooo:paragraph-rsid="00145d88"/>
    </style:style>
    <style:style style:name="P3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1f497d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1f497d" fo:letter-spacing="normal" officeooo:paragraph-rsid="00145d88"/>
    </style:style>
    <style:style style:name="T1" style:family="text">
      <style:text-properties style:font-name="Calibri" fo:font-size="11pt" fo:font-style="normal" fo:font-weight="normal"/>
    </style:style>
    <style:style style:name="T2" style:family="text">
      <style:text-properties officeooo:rsid="00165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the courses that you have left in your program:</text:p>
      <text:p text:style-name="P3"> </text:p>
      <text:p text:style-name="P1">CST 250</text:p>
      <text:p text:style-name="P1">SER 234</text:p>
      <text:p text:style-name="P1">SER 216- Spring 2016</text:p>
      <text:p text:style-name="P1">CST 316- Spring 2016</text:p>
      <text:p text:style-name="P2">SER 321- Spring 2016 <text:span text:style-name="T2">Software Systems</text:span></text:p>
      <text:p text:style-name="P2">SER 322- Spring 2016 <text:span text:style-name="T2">Database Management</text:span></text:p>
      <text:p text:style-name="P1">CST 415</text:p>
      <text:p text:style-name="P1">CST 416</text:p>
      <text:p text:style-name="P1">SER 421</text:p>
      <text:p text:style-name="P1">SER 422 or 423</text:p>
      <text:p text:style-name="P1">SER 401</text:p>
      <text:p text:style-name="P1">SER 402</text:p>
      <text:p text:style-name="P1">GIT 3** or 4**</text:p>
      <text:p text:style-name="P1">GIT 2** or 3** or 4**</text:p>
      <text:p text:style-name="P2">PHY 122- if we cannot get the equivalency to be counted</text:p>
      <text:p text:style-name="P4"><text:span text:style-name="T1">EGR 104- the last time you took this course, you got a D. The minimum grade is a C</text:span></text:p>
      <text:p text:style-name="P4"> </text:p>
      <text:p text:style-name="P1">These are the only courses you have left to tak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0:58:55.035000000</meta:creation-date>
    <dc:date>2015-10-28T21:45:56.221000000</dc:date>
    <meta:editing-duration>PT1M49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20" meta:word-count="99" meta:character-count="459" meta:non-whitespace-character-count="376"/>
  </office:meta>
</office:document-meta>
</file>